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>
      <style:paragraph-properties style:writing-mode="lr-tb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 style:font-name-complex="Courier New"/>
    </style:style>
    <style:style style:name="T6" style:family="text">
      <style:text-properties style:text-position="super 58%" fo:language="ru" fo:country="RU"/>
    </style:style>
    <style:style style:name="T7" style:family="text">
      <style:text-properties fo:language="ru" fo:country="RU" fo:font-style="italic" style:font-style-asian="italic" style:font-style-complex="italic"/>
    </style:style>
    <style:style style:name="gr1" style:family="graphic">
      <style:graphic-properties draw:stroke="none" draw:fill="solid" draw:fill-color="#808080" draw:textarea-horizontal-align="left" draw:textarea-vertical-align="top" draw:auto-grow-height="false" fo:padding-top="0.0902in" fo:padding-bottom="0.0902in" fo:padding-left="0.1736in" fo:padding-right="0.1736in" fo:wrap-option="no-wrap" draw:shadow="hidden" fo:margin-left="0in" fo:margin-right="0in" style:run-through="foreground"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ОВ БЪЛГАРСКИ УНИВЕРСИТЕТ <text:line-break/>Департамент Информатика <text:line-break/></text:span><text:span text:style-name="T2">XVIII</text:span><text:span text:style-name="T1"> РЕПУБЛИКАНСКА СТУДЕНТСКА ОЛИМПИАДА ПО ПРОГРАМИРАНЕ <text:line-break/>13 - 14 май 2006 г. </text:span></text:p>
      <text:p text:style-name="P2"/>
      <text:p text:style-name="P3"><draw:custom-shape text:anchor-type="as-char" draw:z-index="0" draw:style-name="gr1" draw:text-style-name="P4" svg:width="6.5323in" svg:height="0.0213in"><text:p/><draw:enhanced-geometry svg:viewBox="0 0 21600 21600" draw:type="rectangle" draw:enhanced-path="M 0 0 L 21600 0 21600 21600 0 21600 0 0 Z N"/></draw:custom-shape></text:p>
      <text:p text:style-name="P5"><text:span text:style-name="T3">Задача </text:span>H<text:span text:style-name="T3">. Дискретни функции </text:span></text:p>
      <text:p text:style-name="P3"><text:span text:style-name="T3"><text:line-break/>От предмета математика в училище и от курсовете по математика в университета понятието функция е добре известно. Знаем, че непрекъснатите функции имат минимуми и максимуми и ако функцията е диферецируема, то с помощта на производните можем да намираме тези екстремуми. В дискретната математика също се дефинират функции, изследват се техните свойства и те намират приложение в други области на информатиката. </text:span>Нека е дадена следната функция: </text:p>
      <text:p text:style-name="P6"> <text:span text:style-name="T4">F</text:span>: <text:span text:style-name="T4">N</text:span> <text:span text:style-name="T5">-&gt;</text:span><text:span text:style-name="T4"> Z</text:span>, </text:p>
      <text:p text:style-name="Standard"><text:span text:style-name="T3">където </text:span><text:span text:style-name="T4">N</text:span><text:span text:style-name="T3"> </text:span>e<text:span text:style-name="T3"> множеството на естествените числа, а </text:span><text:span text:style-name="T4">Z</text:span><text:span text:style-name="T3"> е множеството на целите числа. <text:line-break/>Ще разглеждаме тази функция в интервала [1, </text:span><text:span text:style-name="T4">k</text:span><text:span text:style-name="T3">], където </text:span><text:span text:style-name="T4">k</text:span><text:span text:style-name="T3"> е цяло положително число. Задачата е да се намерят минимума и максимума на дадена функция от този вид. Напишете програма </text:span>H<text:span text:style-name="T3">, която чете от стандартния вход функционалните стойности по нарастващ ред на аргумента и отпечатва минималната и максималната функционални стойности. <text:line-break/><text:line-break/>Входът съдържа много примери, като първото число задава броят на примерите, а всеки пример започва с числото </text:span>k<text:span text:style-name="T3">, след което следват стойностите </text:span><text:span text:style-name="T4">F</text:span><text:span text:style-name="T3">(1), </text:span><text:span text:style-name="T4">F</text:span><text:span text:style-name="T3">(2), ..., </text:span><text:span text:style-name="T4">F</text:span><text:span text:style-name="T3">(</text:span><text:span text:style-name="T4">k</text:span><text:span text:style-name="T3">). За примерите са в сила неравенствата: 0 &lt; </text:span><text:span text:style-name="T4">k</text:span><text:span text:style-name="T3"> &lt; 10</text:span><text:span text:style-name="T6">10</text:span><text:span text:style-name="T3"> и </text:span>F<text:span text:style-name="T3">(</text:span><text:span text:style-name="T4">i</text:span><text:span text:style-name="T3">) &lt; 10</text:span><text:span text:style-name="T6">9</text:span><text:span text:style-name="T3"> за </text:span><text:span text:style-name="T4">i</text:span><text:span text:style-name="T3"> = 1, 2, ...,</text:span><text:span text:style-name="T7"> </text:span><text:span text:style-name="T4">k</text:span><text:span text:style-name="T3">. Числата от входа са отделени със стандартно бяло поле - интервал или нов ред. <text:line-break/><text:line-break/>Числата на изхода да се отпечатват по две на ред с разделител един интервал. <text:line-break/><text:line-break/></text:span>Пример. <text:line-break/>Примерен вход: <text:line-break/><text:span text:style-name="T5">2 <text:line-break/>3 -2 0 2 <text:line-break/>4 2 1 -3 2 </text:span><text:line-break/><text:line-break/>Изход - решение за примерния вход: <text:line-break/><text:span text:style-name="T5">-2 2 <text:line-break/>-3 2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1945in" fo:margin-bottom="0.1945in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simple</dc:title>
    <meta:initial-creator>Nikolay Kirov</meta:initial-creator>
    <meta:creation-date>2006-05-16T11:09:00</meta:creation-date>
    <dc:creator>Nikolay Kirov</dc:creator>
    <dc:date>2006-05-16T11:09:00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47" meta:character-count="1535"/>
  </office:meta>
</office:document-meta>
</file>